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style:font-name="Times New Roman"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3107.png" xlink:type="simple" xlink:show="embed" xlink:actuate="onLoad"/></draw:frame></text:p>
          </table:table-cell>
          <table:table-cell table:style-name="Table1.B1" office:value-type="string">
            <text:h text:style-name="P3" text:outline-level="1">Управляемая проводимо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4cm" svg:height="2.09cm" draw:z-index="1"><draw:image xlink:href="../../odt/images/3107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<text:span text:style-name="T3">аналогичен блоку </text:span><text:span text:style-name="T5">Сопротивление электрическое линейное</text:span><text:span text:style-name="T3"> (</text:span>описываемого законом Ома<text:span text:style-name="T3">)</text:span>, <text:span text:style-name="T3">с единственным отличием – сопротивление элемента не является константой</text:span>:</text:p>
            <text:p text:style-name="P6"><text:span text:style-name="T1"><draw:frame draw:style-name="fr3" draw:name="Объект1" text:anchor-type="as-char" svg:width="3.951cm" svg:height="1.25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7">где:</text:p>
            <text:p text:style-name="P5"><text:span text:style-name="T1"><draw:frame draw:style-name="fr3" draw:name="Объект2" text:anchor-type="as-char" svg:width="2.4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– потенциалы узлов, к которым подключен данный элемент;</text:span></text:p>
            <text:p text:style-name="P7"><draw:frame draw:style-name="fr3" draw:name="Объект3" text:anchor-type="as-char" svg:width="1.125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сопротивления, <text:span text:style-name="T4">изменяющееся</text:span><text:span text:style-name="T3"> во времени </text:span>(<text:span text:style-name="T3">проводимость, подаваемая на управляющий вход – величина, обратная сопротивлению</text:span>)<text:span text:style-name="T3">;</text:span></text:p>
            <text:p text:style-name="P7"><draw:frame draw:style-name="fr3" draw:name="Объект4" text:anchor-type="as-char" svg:width="1.046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7">Внутренняя структура данного блока приведена на рисунке 1:</text:p>
            <text:p text:style-name="P8"><draw:frame draw:style-name="fr2" draw:name="Графический объект3" text:anchor-type="as-char" svg:width="10.269cm" svg:height="9.79cm" draw:z-index="6"><draw:image xlink:href="../../odt/images/3107_ris_1.png" xlink:type="simple" xlink:show="embed" xlink:actuate="onLoad"/></draw:frame></text:p>
            <text:p text:style-name="P8">Рисунок 1 – Внутренняя структура блока «<text:span text:style-name="T3">Управляемая проводимость</text:span>»</text:p>
            <text:p text:style-name="P5"><text:soft-page-break/><text:span text:style-name="T1">Данный блок при помощи блоков для создания ненаправленных соединений передаёт в </text:span><text:span text:style-name="T1">подключенные к данному элементу внутренние узлы электрической схемы значения </text:span><text:span text:style-name="T2">проводимости</text:span><text:span text:style-name="T1"> (KJ), </text:span><text:span text:style-name="T2">которое</text:span><text:span text:style-name="T1"> </text:span><text:span text:style-name="T2">должно быть подано на управляющий вход</text:span><text:span text:style-name="T1">, и значения токов (Isrc), равные нулю. При этом с первого входа значение своего номера узла (NSELF) передаётся как значение соседнего номера узла (NJ) и наоборот.</text:span></text:p>
            <text:p text:style-name="P4"><text:span text:style-name="T4">Свойства</text:span><text:span text:style-name="T3">: </text:span><text:span text:style-name="T6">для работы блока свойства задавать не требуется</text:span><text:span text:style-name="T3">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ая проводимость</dc:title>
    <dc:date>2014-12-01T18:50:39.69</dc:date>
    <meta:generator>OpenOffice/4.1.1$Win32 OpenOffice.org_project/411m6$Build-9775</meta:generator>
    <meta:editing-duration>PT4H25M38S</meta:editing-duration>
    <meta:editing-cycles>93</meta:editing-cycles>
    <meta:document-statistic meta:table-count="1" meta:image-count="3" meta:object-count="4" meta:page-count="2" meta:paragraph-count="17" meta:word-count="134" meta:character-count="9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row>
            <mi>R</mi>
            <mrow>
              <mo stretchy="false">(</mo>
              <mrow>
                <mi>t</mi>
              </mrow>
              <mo stretchy="false">)</mo>
            </mrow>
          </mrow>
        </mfrac>
        <mo stretchy="false">=</mo>
        <mi>I</mi>
      </mrow>
      <mrow>
        <mo stretchy="false">(</mo>
        <mrow>
          <mi>t</mi>
        </mrow>
        <mo stretchy="false">)</mo>
      </mrow>
    </mrow>
    <annotation encoding="StarMath 5.0">{u_1(t) - u_2(t)} over {R(t)} = 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R</mi>
      <mrow>
        <mo stretchy="false">(</mo>
        <mrow>
          <mi>t</mi>
        </mrow>
        <mo stretchy="false">)</mo>
      </mrow>
    </mrow>
    <annotation encoding="StarMath 5.0">R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